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b7dc4" officeooo:paragraph-rsid="000b7dc4" style:font-size-asian="21pt" style:font-size-complex="24pt"/>
    </style:style>
    <style:style style:name="P2" style:family="paragraph" style:parent-style-name="Standard">
      <style:paragraph-properties fo:text-align="start" style:justify-single-word="false"/>
      <style:text-properties fo:font-size="24pt" officeooo:rsid="000b7dc4" officeooo:paragraph-rsid="000b7dc4" style:font-size-asian="21pt" style:font-size-complex="24pt"/>
    </style:style>
    <style:style style:name="P3" style:family="paragraph" style:parent-style-name="Standard">
      <style:paragraph-properties fo:text-align="start" style:justify-single-word="false"/>
      <style:text-properties fo:font-size="18pt" officeooo:rsid="000b7dc4" officeooo:paragraph-rsid="000b7dc4" style:font-size-asian="15.75pt" style:font-size-complex="18pt"/>
    </style:style>
    <style:style style:name="P4" style:family="paragraph" style:parent-style-name="Standard">
      <style:text-properties officeooo:rsid="000b7dc4" officeooo:paragraph-rsid="000b7dc4"/>
    </style:style>
    <style:style style:name="P5" style:family="paragraph" style:parent-style-name="Standard">
      <style:text-properties officeooo:paragraph-rsid="000b7dc4"/>
    </style:style>
    <style:style style:name="T1" style:family="text">
      <style:text-properties officeooo:rsid="000b7dc4"/>
    </style:style>
    <style:style style:name="T2" style:family="text">
      <style:text-properties officeooo:rsid="000b870b"/>
    </style:style>
    <style:style style:name="T3" style:family="text">
      <style:text-properties officeooo:rsid="000be2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para clase 22/11/2023</text:p>
      <text:p text:style-name="P2"/>
      <text:p text:style-name="P3">Realizar la configuracion de un pc para cada caso, justificando los elementos y porque se eligieron.</text:p>
      <text:p text:style-name="P3"/>
      <text:p text:style-name="P3">1º Pc para trabajo de oficina</text:p>
      <text:p text:style-name="P3"/>
      <text:p text:style-name="P3">2º Pc para servidor de virtualizacion, se necesita ejecutar 4 MV a la vez</text:p>
      <text:p text:style-name="P3"/>
      <text:p text:style-name="P3">3º Un pc para jugar a 4K en un monitor de 32 pulgadas</text:p>
      <text:p text:style-name="P3"/>
      <text:p text:style-name="Standard">1)Comenzando por el cpu yo usaria un Ryzen 5 5600G ($130), debido a que en cuanto calidad precio es el mas conveniente. Trae graficos integrados, por lo cual no necesitaremos comprar una grafica, y tiene un numero de nucleos y subprocesos mas que suficientes para tareas de oficina. De memoria ram elegiria dos modulos de memoria de <text:span text:style-name="T1">GIGABYTE </text:span>8GB cada uno de 2666Mhz ($44 ambos). Como placa base elegiria una placa A520 DS3H (rev 1.x) ($70) ya que es compatible con los componentes anteriores y nos brinda todo lo que necesitamos a un muy bajo precio. <text:span text:style-name="T1">Para el almacenamiento escogeria un disco ssd Samsung 870 QVO de 1TB ($70), siendo mas que suficiente. Como fuente de alimentacion se usara una </text:span><text:bookmark text:name="pdp-title"/>Hiditec BZ650 <text:span text:style-name="T1">de 650W ($55) con certificacion 80 plus bronze, dandonos energia suficiente para el equipo y los perifericos, con la seguridad de que habra estabilidad en el voltaje de la pc. Todo esto se podria montar en un gabinete microATX, yo escogi el </text:span><text:bookmark text:name="pdp-title Copia 1"/>Tacens Anima AC5 <text:span text:style-name="T1">($28) por su diseño minimalista. Como sistema operativo se podria recomendar utilizar windows 10 por su rendimiento y la compatibilidad con la mayoria de aplicaciones. Todo esto costaria $397, </text:span><text:span text:style-name="T2">aunque si sumaramos un monitor podria irse a unos $520 muy seguramente.</text:span></text:p>
      <text:p text:style-name="Standard"/>
      <text:p text:style-name="P5"><text:span text:style-name="T1">2)El procesador que utilizaria es un Ryzen 7 7700x ($350), ya que cuenta con un numero de nucleos y de hilos optimos para la virtualizacion y su precio no es demasiado elevado comparandolo con modelos mas recientes. En este caso necesitaremos una tarjeta grafica, </text:span><text:bookmark text:name="pdp-title Copia 2"/>EVGA GeForce GTX 1660 <text:span text:style-name="T1">de 6GB ($380), debido a que es compatible con la teconologia vGPU de nvidia, haciendo mas eficiente la virtualizacion. Para la memoria ram es recomendable utilizar por lo menos 32GB, yo usaria dos modulos AORUS de 16GB a 5200MT/s cada uno. Como usaremos modulos de memoria DDR5 y nuesto procesador es compatible con los socket AM5, elegiremos la placa base </text:span><text:bookmark text:name="pdp-title Copia 3"/>ASUS TUF GAMING B650-PLUS <text:span text:style-name="T1">($260)</text:span>, <text:span text:style-name="T1">ya que ademas de ser compatible con todo lo anterior, tambien lo sera con nuestro dispositivo de almacenamiento. Para ese trabajo usaremos un M2 </text:span><text:bookmark text:name="pdp-title Copia 4"/>Kingston NV2 <text:span text:style-name="T1">($53)</text:span> <text:span text:style-name="T1">de 1TB debido a su velocidad. Para suministrar energia se utilizara una </text:span><text:bookmark text:name="pdp-title Copia 5"/>Tempest PSU PRO <text:span text:style-name="T1">($60) de 700W 80 plus bronze, siendo muy buena para el precio que tiene. Para montar esta configuracion se requiere una torre ATX, yo elegi el </text:span><text:bookmark text:name="pdp-title Copia 6"/>Tempest Spectra <text:span text:style-name="T1">($50). Todo esto costaria </text:span><text:span text:style-name="T3">$1153 sin tener en cuenta el costo de un monitor</text:span></text:p>
      <text:p text:style-name="P5"><text:span text:style-name="T1"><text:s/></text:span></text:p>
      <text:p text:style-name="P5"><text:span text:style-name="T1"><text:s/></text:span></text:p>
      <text:p text:style-name="P4"/>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2T12:38:37.305000000</meta:creation-date>
    <dc:date>2023-11-22T14:08:10.860000000</dc:date>
    <meta:editing-duration>PT1H29M33S</meta:editing-duration>
    <meta:editing-cycles>3</meta:editing-cycles>
    <meta:generator>LibreOffice/7.6.0.3$Windows_X86_64 LibreOffice_project/69edd8b8ebc41d00b4de3915dc82f8f0fc3b6265</meta:generator>
    <meta:document-statistic meta:table-count="0" meta:image-count="0" meta:object-count="0" meta:page-count="1" meta:paragraph-count="9" meta:word-count="458" meta:character-count="2681" meta:non-whitespace-character-count="2228"/>
  </office:meta>
</office:document-meta>
</file>